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䏑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士斤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爿疒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子了丩乡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<text:span text:style-name="T1">羊</text:span>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甘亞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爲獸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1">尤釆</text:span>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七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0:33:53.334226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10:33:56.414970141</dc:date>
    <meta:editing-duration>P15DT8H44M57S</meta:editing-duration>
    <meta:editing-cycles>2991</meta:editing-cycles>
    <meta:generator>LibreOffice/24.2.7.2$Linux_X86_64 LibreOffice_project/420$Build-2</meta:generator>
    <meta:document-statistic meta:table-count="1" meta:cell-count="450" meta:object-count="0"/>
  </office:meta>
</office:document-meta>
</file>